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a17" officeooo:paragraph-rsid="00084a17"/>
    </style:style>
    <style:style style:name="P2" style:family="paragraph" style:parent-style-name="Standard">
      <style:text-properties officeooo:rsid="000a8a65" officeooo:paragraph-rsid="000a8a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jhkjhkjnjknkj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[Firma del cliente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4T10:34:42.416646557</meta:creation-date>
    <dc:date>2024-08-01T11:55:35.994786648</dc:date>
    <meta:editing-duration>PT4H52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34" meta:non-whitespace-character-count="32"/>
  </office:meta>
</office:document-meta>
</file>